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E00000A2254ED0580DEAD88C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018cm" svg:stroke-color="#000000" draw:marker-start-width="0.227cm" draw:marker-end-width="0.227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000000" draw:opacity="80%" draw:textarea-horizontal-align="justify" draw:textarea-vertical-align="middle" draw:auto-grow-height="false" fo:min-height="1.045cm" fo:min-width="1.971cm" fo:wrap-option="no-wrap"/>
    </style:style>
    <style:style style:name="gr3" style:family="graphic" style:parent-style-name="standard">
      <style:graphic-properties svg:stroke-width="0.106cm" svg:stroke-color="#3399ff" draw:marker-start-width="0.358cm" draw:marker-end-width="0.358cm" draw:fill="none" draw:textarea-horizontal-align="justify" draw:textarea-vertical-align="middle" draw:auto-grow-height="false" fo:min-height="1.732cm" fo:min-width="7.651cm" fo:padding-top="0.177cm" fo:padding-bottom="0.177cm" fo:padding-left="0.302cm" fo:padding-right="0.302cm"/>
    </style:style>
    <style:style style:name="gr4" style:family="graphic" style:parent-style-name="standard">
      <style:graphic-properties svg:stroke-color="#000000" draw:fill-color="#000000" draw:opacity="80%" draw:textarea-horizontal-align="justify" draw:textarea-vertical-align="middle" draw:auto-grow-height="false" fo:min-height="1.868cm" fo:min-width="3.264cm" fo:wrap-option="no-wrap"/>
    </style:style>
    <style:style style:name="gr5" style:family="graphic" style:parent-style-name="standard">
      <style:graphic-properties svg:stroke-color="#000000" draw:fill-color="#000000" draw:opacity="80%" draw:textarea-horizontal-align="justify" draw:textarea-vertical-align="middle" draw:auto-grow-height="false" fo:min-height="1.279cm" fo:min-width="2.441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000000" draw:opacity="80%"/>
      <style:paragraph-properties fo:text-align="center"/>
      <style:text-properties style:font-name="Arial" fo:font-size="12pt" style:font-size-asian="12pt" style:font-size-complex="12pt"/>
    </style:style>
    <style:style style:name="P3" style:family="paragraph">
      <loext:graphic-properties draw:fill-color="#000000" draw:opacity="80%"/>
      <style:paragraph-properties fo:text-align="center"/>
      <style:text-properties fo:color="#ffffff" style:font-name="Arial"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499cm" svg:height="25.939cm" svg:x="7.197cm" svg:y="1.053cm">
          <draw:image xlink:href="Pictures/10000000000002EE00000A2254ED0580DEAD88C6.jpg" xlink:type="simple" xlink:show="embed" xlink:actuate="onLoad">
            <text:p/>
          </draw:image>
        </draw:frame>
        <draw:custom-shape draw:style-name="gr2" draw:text-style-name="P2" draw:layer="layout" svg:width="2.667cm" svg:height="1.397cm" svg:x="15.478cm" svg:y="4.175cm">
          <text:p text:style-name="P1"><text:span text:style-name="T1">Temp Control</text:span></text:p>
          <draw:enhanced-geometry svg:viewBox="0 0 21600 21600" draw:text-areas="800 800 20800 20800" draw:type="round-rectangular-callout" draw:modifiers="-17665.3673163418 22882.4034334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2.667cm" svg:height="1.397cm" svg:x="5.445cm" svg:y="3.794cm">
          <text:p text:style-name="P1"><text:span text:style-name="T1">Current</text:span></text:p>
          <text:p text:style-name="P1"><text:span text:style-name="T1">Temp</text:span></text:p>
          <draw:enhanced-geometry svg:viewBox="0 0 21600 21600" draw:text-areas="800 800 20800 20800" draw:type="round-rectangular-callout" draw:modifiers="35403.5982008995 24226.60944206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2.667cm" svg:height="1.397cm" svg:x="5.191cm" svg:y="6.08cm">
          <text:p text:style-name="P1"><text:span text:style-name="T1">Humidity</text:span></text:p>
          <draw:enhanced-geometry svg:viewBox="0 0 21600 21600" draw:text-areas="800 800 20800 20800" draw:type="round-rectangular-callout" draw:modifiers="39815.892053973 16346.78111587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14.335cm" svg:y="6.461cm">
          <text:p text:style-name="P1"><text:span text:style-name="T1">Operating</text:span></text:p>
          <text:p text:style-name="P1"><text:span text:style-name="T1">State</text:span></text:p>
          <draw:enhanced-geometry svg:viewBox="0 0 21600 21600" draw:text-areas="800 800 20800 20800" draw:type="round-rectangular-callout" draw:modifiers="-17665.3673163418 22882.4034334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2.667cm" svg:height="1.397cm" svg:x="4.048cm" svg:y="8.62cm">
          <text:p text:style-name="P1"><text:span text:style-name="T1">Operating</text:span></text:p>
          <text:p text:style-name="P1"><text:span text:style-name="T1">State</text:span></text:p>
          <draw:enhanced-geometry svg:viewBox="0 0 21600 21600" draw:text-areas="800 800 20800 20800" draw:type="round-rectangular-callout" draw:modifiers="30967.0164917541 15280.6866952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2.667cm" svg:height="1.397cm" svg:x="4.175cm" svg:y="10.779cm">
          <text:p text:style-name="P1"><text:span text:style-name="T1">Comfort</text:span></text:p>
          <text:p text:style-name="P1"><text:span text:style-name="T1">Settings</text:span></text:p>
          <draw:enhanced-geometry svg:viewBox="0 0 21600 21600" draw:text-areas="800 800 20800 20800" draw:type="round-rectangular-callout" draw:modifiers="30967.0164917541 15280.6866952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2.667cm" svg:height="1.397cm" svg:x="3.921cm" svg:y="15.351cm">
          <text:p text:style-name="P1"><text:span text:style-name="T1">Current API</text:span></text:p>
          <text:p text:style-name="P1"><text:span text:style-name="T1">Status</text:span></text:p>
          <draw:enhanced-geometry svg:viewBox="0 0 21600 21600" draw:text-areas="800 800 20800 20800" draw:type="round-rectangular-callout" draw:modifiers="31954.7226386807 -3182.832618025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15.859cm" svg:y="10.398cm">
          <text:p text:style-name="P1"><text:span text:style-name="T1">Current</text:span></text:p>
          <text:p text:style-name="P1"><text:span text:style-name="T1">Weather</text:span></text:p>
          <draw:enhanced-geometry svg:viewBox="0 0 21600 21600" draw:text-areas="800 800 20800 20800" draw:type="round-rectangular-callout" draw:modifiers="-38763.4182908546 -1421.459227467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3.794cm" svg:y="13.319cm">
          <text:p text:style-name="P1"><text:span text:style-name="T1">Outside</text:span></text:p>
          <text:p text:style-name="P1"><text:span text:style-name="T1">Temperature</text:span></text:p>
          <draw:enhanced-geometry svg:viewBox="0 0 21600 21600" draw:text-areas="800 800 20800 20800" draw:type="round-rectangular-callout" draw:modifiers="55538.2308845577 -14817.16738197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15.859cm" svg:y="8.493cm">
          <text:p text:style-name="P1"><text:span text:style-name="T1">Force</text:span></text:p>
          <text:p text:style-name="P1"><text:span text:style-name="T1">Refresh</text:span></text:p>
          <draw:enhanced-geometry svg:viewBox="0 0 21600 21600" draw:text-areas="800 800 20800 20800" draw:type="round-rectangular-callout" draw:modifiers="-15082.7586206897 9718.454935622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15.859cm" svg:y="12.049cm">
          <text:p text:style-name="P1"><text:span text:style-name="T1">Motion</text:span></text:p>
          <text:p text:style-name="P1"><text:span text:style-name="T1">Detection</text:span></text:p>
          <draw:enhanced-geometry svg:viewBox="0 0 21600 21600" draw:text-areas="800 800 20800 20800" draw:type="round-rectangular-callout" draw:modifiers="-14524.1379310345 -4341.630901287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15.859cm" svg:y="13.827cm">
          <text:p text:style-name="P1"><text:span text:style-name="T1">Resume</text:span></text:p>
          <text:p text:style-name="P1"><text:span text:style-name="T1">Program</text:span></text:p>
          <draw:enhanced-geometry svg:viewBox="0 0 21600 21600" draw:text-areas="800 800 20800 20800" draw:type="round-rectangular-callout" draw:modifiers="-14524.1379310345 4218.025751072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15.986cm" svg:y="16.748cm">
          <text:p text:style-name="P1"><text:span text:style-name="T1">Cool</text:span></text:p>
          <text:p text:style-name="P1"><text:span text:style-name="T1">Setpoint</text:span></text:p>
          <draw:enhanced-geometry svg:viewBox="0 0 21600 21600" draw:text-areas="800 800 20800 20800" draw:type="round-rectangular-callout" draw:modifiers="-14985.6071964018 12885.83690987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15.986cm" svg:y="18.526cm">
          <text:p text:style-name="P1"><text:span text:style-name="T1">Heat</text:span></text:p>
          <text:p text:style-name="P1"><text:span text:style-name="T1">Setpoint</text:span></text:p>
          <draw:enhanced-geometry svg:viewBox="0 0 21600 21600" draw:text-areas="800 800 20800 20800" draw:type="round-rectangular-callout" draw:modifiers="-14143.628185907 5855.793991416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4.048cm" svg:y="17.256cm">
          <text:p text:style-name="P1"><text:span text:style-name="T1">Cool</text:span></text:p>
          <text:p text:style-name="P1"><text:span text:style-name="T1">Setpoint</text:span></text:p>
          <draw:enhanced-geometry svg:viewBox="0 0 21600 21600" draw:text-areas="800 800 20800 20800" draw:type="round-rectangular-callout" draw:modifiers="51223.0884557721 10954.50643776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4.048cm" svg:y="19.034cm">
          <text:p text:style-name="P1"><text:span text:style-name="T1">Heat</text:span></text:p>
          <text:p text:style-name="P1"><text:span text:style-name="T1">Setpoint</text:span></text:p>
          <draw:enhanced-geometry svg:viewBox="0 0 21600 21600" draw:text-areas="800 800 20800 20800" draw:type="round-rectangular-callout" draw:modifiers="50381.1094452774 1220.60085836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15.986cm" svg:y="20.177cm">
          <text:p text:style-name="P1"><text:span text:style-name="T1">Fan</text:span></text:p>
          <text:p text:style-name="P1"><text:span text:style-name="T1">Mode</text:span></text:p>
          <draw:enhanced-geometry svg:viewBox="0 0 21600 21600" draw:text-areas="800 800 20800 20800" draw:type="round-rectangular-callout" draw:modifiers="-18086.3568215892 5624.034334763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" draw:layer="layout" svg:width="8.255cm" svg:height="2.086cm" svg:x="6.842cm" svg:y="21.9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255cm" svg:height="2.086cm" svg:x="6.842cm" svg:y="24.4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064cm" svg:height="2.286cm" svg:x="15.859cm" svg:y="22.336cm">
          <text:p text:style-name="P1"><text:span text:style-name="T1">Run Comfort </text:span></text:p>
          <text:p text:style-name="P1"><text:span text:style-name="T1">Setting </text:span></text:p>
          <text:p text:style-name="P1"><text:span text:style-name="T1">(aka Program)</text:span></text:p>
          <draw:enhanced-geometry svg:viewBox="0 0 21600 21600" draw:text-areas="800 800 20800 20800" draw:type="round-rectangular-callout" draw:modifiers="-4171.21771217712 6054.044599912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3.175cm" svg:height="1.651cm" svg:x="3.032cm" svg:y="24.622cm">
          <text:p text:style-name="P1"><text:span text:style-name="T1">Set System</text:span></text:p>
          <text:p text:style-name="P1"><text:span text:style-name="T1">Mode</text:span></text:p>
          <draw:enhanced-geometry svg:viewBox="0 0 21600 21600" draw:text-areas="800 800 20800 20800" draw:type="round-rectangular-callout" draw:modifiers="26027.4559193955 14003.38983050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9T01:47:50.832000000</meta:creation-date>
    <dc:date>2016-02-09T02:27:25.543000000</dc:date>
    <meta:editing-duration>PT24M23S</meta:editing-duration>
    <meta:editing-cycles>5</meta:editing-cycles>
    <meta:generator>LibreOffice/5.0.3.2$Windows_x86 LibreOffice_project/e5f16313668ac592c1bfb310f4390624e3dbfb75</meta:generator>
    <meta:document-statistic meta:object-count="22"/>
  </office:meta>
</office:document-meta>
</file>